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b9a"/>
    </style:style>
    <style:style style:name="P2" style:family="paragraph" style:parent-style-name="Standard">
      <style:text-properties fo:color="#000000" officeooo:paragraph-rsid="000f4b9a"/>
    </style:style>
    <style:style style:name="P3" style:family="paragraph" style:parent-style-name="Standard">
      <style:text-properties fo:color="#000000" officeooo:rsid="0016e9b9" officeooo:paragraph-rsid="0016e9b9"/>
    </style:style>
    <style:style style:name="P4" style:family="paragraph" style:parent-style-name="Standard">
      <style:text-properties fo:color="#000000" officeooo:paragraph-rsid="0020ca15"/>
    </style:style>
    <style:style style:name="P5" style:family="paragraph" style:parent-style-name="Standard">
      <style:text-properties fo:color="#000000" officeooo:rsid="002108d5" officeooo:paragraph-rsid="002108d5"/>
    </style:style>
    <style:style style:name="P6" style:family="paragraph" style:parent-style-name="Standard">
      <style:text-properties fo:color="#000000" officeooo:rsid="0021f02e" officeooo:paragraph-rsid="0021f02e"/>
    </style:style>
    <style:style style:name="P7" style:family="paragraph" style:parent-style-name="Standard">
      <style:text-properties fo:color="#000000" officeooo:paragraph-rsid="0021f02e"/>
    </style:style>
    <style:style style:name="P8" style:family="paragraph" style:parent-style-name="Standard">
      <style:text-properties fo:color="#000000" fo:font-weight="bold" officeooo:paragraph-rsid="000f4b9a" style:font-weight-asian="bold" style:font-weight-complex="bold"/>
    </style:style>
    <style:style style:name="P9" style:family="paragraph" style:parent-style-name="Standard">
      <style:text-properties fo:color="#000000" fo:font-style="normal" fo:font-weight="bold" officeooo:paragraph-rsid="000f4b9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000000" officeooo:paragraph-rsid="002ef0cc"/>
    </style:style>
    <style:style style:name="P11" style:family="paragraph" style:parent-style-name="Standard">
      <style:text-properties fo:color="#000000" officeooo:paragraph-rsid="0030032b"/>
    </style:style>
    <style:style style:name="P12" style:family="paragraph" style:parent-style-name="Standard">
      <style:text-properties fo:color="#000000" officeooo:rsid="0033e07b" officeooo:paragraph-rsid="0033e07b"/>
    </style:style>
    <style:style style:name="P13" style:family="paragraph" style:parent-style-name="Standard">
      <style:text-properties officeooo:rsid="001194ee" officeooo:paragraph-rsid="001194ee"/>
    </style:style>
    <style:style style:name="P14" style:family="paragraph" style:parent-style-name="Standard">
      <style:text-properties fo:color="#ff0000" officeooo:paragraph-rsid="000f4b9a"/>
    </style:style>
    <style:style style:name="T1" style:family="text">
      <style:text-properties fo:color="#ff330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3333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ef0cc"/>
    </style:style>
    <style:style style:name="T8" style:family="text">
      <style:text-properties officeooo:rsid="00300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設備模型中, bus總線是一類特殊的設備, 他是在連接處理器和其他設備之間的通道(channel), 為了方便設備模型的實現, 內核規定,系統中的每個設備都要連接在一個bus上, 這個bus可以是一個內部的bus, 虛擬bus或者是platform bus.</text:p>
      <text:p text:style-name="Standard"/>
      <text:p text:style-name="Standard">內核通過<text:span text:style-name="T1">struct bus_type結構,抽象bus</text:span><text:span text:style-name="T2">, 他是在include/linux/device.h中定義的. 本文會圍繞該結構, 描述linux內核中bus的功能, 以及相關的實現邏輯. 最後, 會簡單的介紹一些標準的bus(如platform), 介紹牠們的用途, 他們的使用場景.</text:span></text:p>
      <text:p text:style-name="Standard"><text:span text:style-name="T2"/></text:p>
      <text:p text:style-name="Standard"><text:span text:style-name="T2">//====== 功能說明 =====</text:span></text:p>
      <text:p text:style-name="Standard"><text:span text:style-name="T2">對bus模塊而言, 核心數據結構就是 struct bus_type, 另外還有一個subsystem相關的結構.</text:span></text:p>
      <text:p text:style-name="P13"><text:span text:style-name="T2">/* include/linux/device.h */</text:span></text:p>
      <text:p text:style-name="P13"><text:span text:style-name="T2">struct bus_type {</text:span></text:p>
      <text:p text:style-name="P13"><text:span text:style-name="T2"><text:s text:c="8"/>const char <text:s text:c="13"/>*name;</text:span></text:p>
      <text:p text:style-name="P13"><text:span text:style-name="T2"><text:s text:c="8"/>const char <text:s text:c="13"/>*dev_name;</text:span></text:p>
      <text:p text:style-name="P13"><text:span text:style-name="T2"><text:s text:c="8"/>struct device <text:s text:c="10"/>*dev_root;</text:span></text:p>
      <text:p text:style-name="P13"><text:span text:style-name="T2"><text:s text:c="8"/>struct bus_attribute <text:s text:c="3"/>*bus_attrs;</text:span></text:p>
      <text:p text:style-name="P13"><text:span text:style-name="T2"><text:s text:c="8"/>struct device_attribute *dev_attrs;</text:span></text:p>
      <text:p text:style-name="P13"><text:span text:style-name="T2"><text:s text:c="8"/>struct driver_attribute *drv_attrs;</text:span></text:p>
      <text:p text:style-name="P13"><text:span text:style-name="T2"/></text:p>
      <text:p text:style-name="P13"><text:span text:style-name="T2"><text:s text:c="8"/>int (*match)(struct device *dev, struct device_driver *drv);</text:span></text:p>
      <text:p text:style-name="P13"><text:span text:style-name="T2"><text:s text:c="8"/>int (*uevent)(struct device *dev, struct kobj_uevent_env *env);</text:span></text:p>
      <text:p text:style-name="P13"><text:span text:style-name="T2"><text:s text:c="8"/>int (*probe)(struct device *dev);</text:span></text:p>
      <text:p text:style-name="P13"><text:span text:style-name="T2"><text:s text:c="8"/>int (*remove)(struct device *dev);</text:span></text:p>
      <text:p text:style-name="P13"><text:span text:style-name="T2"><text:s text:c="8"/>void (*shutdown)(struct device *dev);</text:span></text:p>
      <text:p text:style-name="P13"><text:span text:style-name="T2"/></text:p>
      <text:p text:style-name="P13"><text:span text:style-name="T2"><text:s text:c="8"/>int (*suspend)(struct device *dev, pm_message_t state);</text:span></text:p>
      <text:p text:style-name="P13"><text:span text:style-name="T2"><text:s text:c="8"/>int (*resume)(struct device *dev);</text:span></text:p>
      <text:p text:style-name="P13"><text:span text:style-name="T2"/></text:p>
      <text:p text:style-name="P13"><text:span text:style-name="T2"><text:s text:c="8"/>const struct dev_pm_ops *pm;</text:span></text:p>
      <text:p text:style-name="P13"><text:span text:style-name="T2"/></text:p>
      <text:p text:style-name="P13"><text:span text:style-name="T2"><text:s text:c="8"/>struct iommu_ops *iommu_ops;</text:span></text:p>
      <text:p text:style-name="P13"><text:span text:style-name="T2"/></text:p>
      <text:p text:style-name="P13"><text:span text:style-name="T2"><text:s text:c="8"/>struct subsys_private *p;</text:span></text:p>
      <text:p text:style-name="P13"><text:span text:style-name="T2">};</text:span></text:p>
      <text:p text:style-name="Standard"><text:span text:style-name="T2"/></text:p>
      <text:p text:style-name="Standard"><text:span text:style-name="T2">name: 該bus的名稱,會在sysfs中以目錄的形式存在, 如platform bus在sysfs中表現爲/sys/bus/platform.</text:span></text:p>
      <text:p text:style-name="Standard"><text:span text:style-name="T2"/></text:p>
      <text:p text:style-name="Standard"><text:span text:style-name="T2">dev_name: 該名稱和linux設備模型_device和devicedriver所描述的struct device結構中的 init_name 有關. 有些對設備而言(如批量化的usb設備),設計者根本就懶得為他起名子, 而內核也支持,允許將設備的名子留空. 這樣當設備註冊到內核後, 設備模型的核心邏輯就會用 bus-&gt;dev_name + device_ID的形式,為這種設備生成一個名稱. </text:span></text:p>
      <text:p text:style-name="Standard"><text:span text:style-name="T2"/></text:p>
      <text:p text:style-name="Standard"><text:span text:style-name="T2">bus_attrs, dev_attrs, drv_attrs: 一些默認的attribute,可以在bus, device或者device_driver添加到內核時,自動為他們添加相應的attribute.</text:span></text:p>
      <text:p text:style-name="Standard"><text:span text:style-name="T2"/></text:p>
      <text:p text:style-name="Standard"><text:span text:style-name="T2">dev_root: 根據內核註釋, dev_root設備爲bus的默認父設備(default device to use as the parent),但在內核實際實現中, 只和一個叫 sub system的功能有關.</text:span></text:p>
      <text:p text:style-name="Standard"><text:soft-page-break/><text:span text:style-name="T2"/></text:p>
      <text:p text:style-name="P1"><text:span text:style-name="T2">match: 一個由具體bus driver實現的回調函數(callback function) , 當任何屬於該bus的devicec或者device_driver添加到內核時, 內核都會調用該接口, 如果新加的device或device_driver匹配上自己的另外一半的化,該接口要返回非零值, 此時bus模塊的核心邏輯就會執行後續處理.</text:span></text:p>
      <text:p text:style-name="P1"><text:span text:style-name="T2"/></text:p>
      <text:p text:style-name="P1"><text:span text:style-name="T2">uevent: 一個由具體的bus driver實現的回調函數, 當任何屬於該bus的device,發生添加,移除或者其他動作時, bus模塊的核心邏輯就會調用該接口, </text:span><text:span text:style-name="T3">以便bus driver能夠修改環境變量.</text:span></text:p>
      <text:p text:style-name="P2"/>
      <text:p text:style-name="P2">probe,remove: 這兩個回調函數(callback function), 和device_driver中的非常類似, 但他們的存在是非常有意義的. 如果需要probe(初始化)指定的 device, 需要保證該device所在的bus是被初始化過,確保能正確工作. 這就要在執行device_driver的probe前, 先執行他bus的probe. <text:s/>remove的過程相反.</text:p>
      <text:p text:style-name="P2">note: 並不是所有的bus都需要probe和remove接口的, 因為<text:span text:style-name="T4">對有些bus來說(例如 platform bus), 它本身就是一個虛擬的總線, 無所謂初始化, 直接就能使用, 因此這些bus的driver就可以將這兩個回調函數留空.</text:span></text:p>
      <text:p text:style-name="P2"/>
      <text:p text:style-name="P2">前期確認是否可以被啟動, 就是確認bus是否有被啟動</text:p>
      <text:p text:style-name="P2"/>
      <text:p text:style-name="P2">shutdown, suspend, resume: 和probe, remove的原理類似</text:p>
      <text:p text:style-name="P2">pm: 電源管理相關邏輯</text:p>
      <text:p text:style-name="P2">iommuu_ops:</text:p>
      <text:p text:style-name="P2">p:一個struct subsys_private類型的指標</text:p>
      <text:p text:style-name="P2"/>
      <text:p text:style-name="P2">//===== struct subsys_private ====</text:p>
      <text:p text:style-name="P2">該結構和device_driver中的 struct driver_private類似, 在 linux設備模型_device和device driver中提到過, 但無詳細說明.</text:p>
      <text:p text:style-name="P2">/* drivers/base/base.h */</text:p>
      <text:p text:style-name="P3">struct subsys_private {</text:p>
      <text:p text:style-name="P3"><text:s text:c="8"/>struct kset subsys;</text:p>
      <text:p text:style-name="P3"><text:s text:c="8"/>struct kset *devices_kset;</text:p>
      <text:p text:style-name="P3"><text:s text:c="8"/>struct list_head interfaces;</text:p>
      <text:p text:style-name="P3"><text:s text:c="8"/>struct mutex mutex;</text:p>
      <text:p text:style-name="P3"/>
      <text:p text:style-name="P3"><text:s text:c="8"/>struct kset *drivers_kset;</text:p>
      <text:p text:style-name="P3"><text:s text:c="8"/>struct klist klist_devices;</text:p>
      <text:p text:style-name="P3"><text:s text:c="8"/>struct klist klist_drivers;</text:p>
      <text:p text:style-name="P3"><text:s text:c="8"/>struct blocking_notifier_head bus_notifier;</text:p>
      <text:p text:style-name="P3"><text:s text:c="8"/>unsigned int drivers_autoprobe:1;</text:p>
      <text:p text:style-name="P3"><text:s text:c="8"/>struct bus_type *bus;</text:p>
      <text:p text:style-name="P3"/>
      <text:p text:style-name="P3"><text:s text:c="8"/>struct kset glue_dirs;</text:p>
      <text:p text:style-name="P3"><text:s text:c="8"/>struct class *class;</text:p>
      <text:p text:style-name="P3">};</text:p>
      <text:p text:style-name="P2">這個結構就是集合了一些bus模塊需要使用的私有數據, 例如kset, klist...等等, <text:span text:style-name="T5">命名爲 bus_private會好一點(就像device_driver模塊一樣), </text:span>但爲何內核不這做? 看看include/linux/device.h中的struct class結構就知道了, <text:span text:style-name="T3">因為class結構中也包含了一個一模一樣的 struct subsys_private指標, 看來calss 和bus很相似</text:span>.</text:p>
      <text:p text:style-name="P2">無論是bus,還是class, 還是我們會在後面看到的一些虛擬的子系統, 他都構成了一個子系統(sub-system), 該子系統會包含形形色色的device或 device_driver, 就像一個獨立的王國一樣, 存在於內核中, 而這些子系統<text:soft-page-break/>的表現形式, 就是/sys/bus (或/sys/class,或其他) 目錄下面的子目錄, 每一個子目錄, 都是一個子系統 (如/sys/bus/spi)</text:p>
      <text:p text:style-name="P2"/>
      <text:p text:style-name="P2">subsys, devices_kset, drivers_kset: 是三個kset, 由linux設備模型_kobject中對kset的描述可知道, kset是一個特殊的kobject, 用來集合相似的kobject, 他在sysfs中也會以目錄的形式體現, 其中subsys,代表了本bus(如/sys/bus/spi), 他下面可以包含其他的kset或其他的kobject; devices_kset和drivers_kset則是bus下面兩個kset(如 /sys/bus/spi/devices和/sys/bus/spi/drivers), 分別包括本bus下所有的device和device_driver.</text:p>
      <text:p text:style-name="P2"/>
      <text:p text:style-name="P2"/>
      <text:p text:style-name="P2">interface: 是一個list head, 用於保存該bus下的所有interface. </text:p>
      <text:p text:style-name="P2"/>
      <text:p text:style-name="P2">klist_devices和klist_drivers: 是兩個鏈表,分別保存了bus下所有的device和device_driver的指標.</text:p>
      <text:p text:style-name="P2"/>
      <text:p text:style-name="P2">drivers_autoprobe: 用於控制該bus下的drivers或者device是否自動probe, linux設備模型_device和device driver有提到</text:p>
      <text:p text:style-name="P2"/>
      <text:p text:style-name="P2">bus和 class指標, 分別保存上層的bus或者class指標.</text:p>
      <text:p text:style-name="P2"/>
      <text:p text:style-name="P2">//======== 功能總結 =======</text:p>
      <text:p text:style-name="P2">總結bus模塊的功能包括:</text:p>
      <text:p text:style-name="P2">--- bus的註冊和註銷</text:p>
      <text:p text:style-name="P2">--- 本bus下有device或者device_driver註冊到內核時的處理</text:p>
      <text:p text:style-name="P2">--- 本bus下有device或者 device_driver從內核註銷的處理</text:p>
      <text:p text:style-name="P2">--- device_drivers的probe處理</text:p>
      <text:p text:style-name="P2">--- 管理bus下的所有device和device_driver</text:p>
      <text:p text:style-name="P2"/>
      <text:p text:style-name="P2"/>
      <text:p text:style-name="P2"/>
      <text:p text:style-name="P2">//======= 內部執行邏輯分析 ======</text:p>
      <text:p text:style-name="P2"/>
      <text:p text:style-name="P2"><text:span text:style-name="T6">bus的註冊</text:span>: bus的註冊是由bus_register接口實現的, 該接口的原型是在include/linux/device.h中聲明的, 並在drivers/base/bus.c中實現的,其原型如下:</text:p>
      <text:p text:style-name="P2">/* include/linux/device.h */</text:p>
      <text:p text:style-name="P2">extern int __must_check bus_register(struct bus_type *bus);</text:p>
      <text:p text:style-name="P2"/>
      <text:p text:style-name="P8">執行邏輯如下:</text:p>
      <text:p text:style-name="P2">--- 爲bus_type中struct subsys_private類型的指標分配空間, 並更新priv-&gt;bus和bus-&gt;p兩個指標爲正確的值</text:p>
      <text:p text:style-name="P2">--- 初始化priv-&gt;subsys.kobj的name,kset,ktype, 啟動name就是該bus的name(他會體現在sysfs中), kset和ktype由bus模塊實現, 分別爲bus_kset和bus_ktype</text:p>
      <text:p text:style-name="P2">--- 調用 kset_register將priv-&gt;subsys註冊到內核中, 該接口同時會向sysfs中添加對應的目錄(如/sys/bu/spi)</text:p>
      <text:p text:style-name="P2">---調用bus_create_file向bus目錄下添加一個uevent attribute(如 /sys/bus/spi/uevent)</text:p>
      <text:p text:style-name="P2">--- 調用kset_create_and_add分別向內核添加devices和device_drivers kset, 同時會體現在 sysfs上</text:p>
      <text:p text:style-name="P2"><text:soft-page-break/>---初始化priv指標中的mutex, klist_devices和klist_drivers等變數</text:p>
      <text:p text:style-name="P2">--- 調用add_probe_files接口, 在bus下添加drivers_probe和drivers_autoprobe兩個attribute(/sys/bus/spi/drivers_probe和 /sys/bus/spi/drivers_autoprobe),其中drivers_probe允許用戶空間程序主動發出指定bus下的device_driver的probe動作, 而drivers_autoprobe控制是否在device或device_driver添加到內核時,自動執行probe.</text:p>
      <text:p text:style-name="P2">--- 調用bus_add_attrs, 添加由bus_attrs指標定義的bus的默認attribute, 這些attribute最終會體現在/sys/bus/xxx 目錄下</text:p>
      <text:p text:style-name="P2"/>
      <text:p text:style-name="P2"/>
      <text:p text:style-name="P2"/>
      <text:p text:style-name="P2">在linux模型設備_device和device driver中提過, 內核提供了device_register和driver_register兩個接口, 供各個driver模塊使用, 而這兩個接口的核心邏輯, 是通過bus模塊的bus_add_device和bus_add_driver實現的, 下面我們看看這兩接口的處理邏輯.</text:p>
      <text:p text:style-name="P2"/>
      <text:p text:style-name="P2">此兩接口是在drivers/base/base.h中聲明, 在drivers/base/bus.c中實現</text:p>
      <text:p text:style-name="P2">/* drivers/base/base.h */</text:p>
      <text:p text:style-name="P2">extern int bus_add_device(struct device *dev);</text:p>
      <text:p text:style-name="P2">extern int bus_add_driver(struct device_driver *drv);</text:p>
      <text:p text:style-name="P2"/>
      <text:p text:style-name="P2"/>
      <text:p text:style-name="P8">bus_add_device的處理邏輯:</text:p>
      <text:p text:style-name="P4">--- 調用內部device_add_attrs接口, 將由bus-&gt;dev_attrs指標定義的默認attribute添加到內核中, 牠們會體現在/sys/devices/xxx/xxx_device/ 的目錄中</text:p>
      <text:p text:style-name="P4">--- 調用sysfs_create_link接口, 將該device在sysfs中的目錄, 鏈接到該bus的devices目錄下, 例如:</text:p>
      <text:p text:style-name="P5"/>
      <text:p text:style-name="P5">xxx# ls /sys/bus/spi/devices/spi1.0 -l <text:s text:c="55"/></text:p>
      <text:p text:style-name="P5">lrwxrwxrwx root <text:s text:c="4"/>root <text:s text:c="13"/>2014-04-11 10:46 spi1.0 -&gt; ../../../devices/platform/s3c64xx-spi.1/spi_master/spi1/spi1.0</text:p>
      <text:p text:style-name="P5">其中/sys/devices/…/spi1.0，為該device在sysfs中真正的位置，而為了方便管理，內和在該設備所在的bus的xxx_bus/devices目錄中，創建了一個符號鏈接</text:p>
      <text:p text:style-name="P4"/>
      <text:p text:style-name="P4">--- 調用sysfs_create_link接口, 在該設備的sysfs目錄中(如/sys/devices/platform/alarm/)中, 創建一個指向該設備所在bus目錄的鏈接,取名爲subsystem,例如:</text:p>
      <text:p text:style-name="P4"/>
      <text:p text:style-name="P6">xxx # ls /sys/devices/platform/alarm/subsystem -l <text:s text:c="47"/></text:p>
      <text:p text:style-name="P6">lrwxrwxrwx root <text:s text:c="4"/>root <text:s text:c="13"/>2014-04-11 10:28 subsystem -&gt; ../../../bus/platform</text:p>
      <text:p text:style-name="P6"/>
      <text:p text:style-name="P4">--- 最後要把該設備指標保存在bus-&gt;priv-&gt;klist_devices中</text:p>
      <text:p text:style-name="P4"/>
      <text:p text:style-name="P2"/>
      <text:p text:style-name="P9">bus_add_driver的處理邏輯:</text:p>
      <text:p text:style-name="P2">--- 爲該driver的struct driver_private指標(priv)分配空間, 並初始化其中的priv-&gt;klist_devices, priv-&gt;driver, priv-&gt;kobj.kset等變量, 同時將該指針保存在device_driver的p</text:p>
      <text:p text:style-name="P2">--- 將driver的kset (priv-&gt;kobj.kset)設置爲bus的drivers kset (bus-&gt;p-&gt;drivers_kset), 這就意味着所有driver的kobject都位於bus-&gt;p-&gt;drivers_kset之下(寄/sys/bus/xxx/drivers目錄下)</text:p>
      <text:p text:style-name="P2"><text:soft-page-break/>--- 以driver的名子爲參數, 調用kobject_init_and_add接口, 在sysfs中註冊driver的kobject, 體現在/sys/bus/xxx/drivers/ 目錄下, 如 /sys/bus/spi/drivers/spidev</text:p>
      <text:p text:style-name="P2"/>
      <text:p text:style-name="P2">--- 將該driver保存在bus的klist_drivers鏈表中,並根據drivers_autoprobe的值,選擇是否調用driver_attach進行probe</text:p>
      <text:p text:style-name="P7">--- 調用driver_create_file接口, 在sysfs的該driver的目錄下,創建uevent attribute</text:p>
      <text:p text:style-name="P2">--- 調用driver_add_attrs接口,在sysfs的該driver的目錄下,創建由bus-&gt;drv_attrs指標定義的默認attribute</text:p>
      <text:p text:style-name="P7">--- 同時根據suppress_bind_attrs標誌, 決定是否在sysfs的該driver目錄下, 創建bind和unbind attribute(可參考 linux模型設備_device和device driver)</text:p>
      <text:p text:style-name="P2"/>
      <text:p text:style-name="P2"/>
      <text:p text:style-name="P2"/>
      <text:p text:style-name="P8">driver的probe: </text:p>
      <text:p text:style-name="P2">在linux設備模型_device和device driver中, 我們已經對介紹過driver的probe時機及過程,其中大部分的邏輯會依賴bus模塊的實現, 主要爲bus_probe_device和driver_attach接口, 同樣. 這兩個接口都是在drivers/base/base.h中聲明, 在drivers/base/bus.c中實現</text:p>
      <text:p text:style-name="P2"/>
      <text:p text:style-name="P2">這兩個結構的行為類似, 邏輯也很簡單, 既: 搜索所在的bus, 比對是否有同名的device_driver(或device), 如果有 <text:span text:style-name="T4">並且該設備沒有綁定driver(這一點很重要,通過他,可以使用同一個driver,驅動相同名稱的多個設備,後續在platform設備的描述中會提及</text:span>) 則調用device_driver的probe接口</text:p>
      <text:p text:style-name="P2"/>
      <text:p text:style-name="P2"/>
      <text:p text:style-name="P2">//========</text:p>
      <text:p text:style-name="P8">subsystem</text:p>
      <text:p text:style-name="P2"><text:span text:style-name="T3">在舊的linux內核版本中(如linux2.6.23)</text:span>, sysfs下所有的頂層目錄(包括一些二級目錄)都是以調用subsystem_register接口, 以sub-system的形式註冊到內核中, 如:</text:p>
      <text:p text:style-name="P2">/sys/bus/</text:p>
      <text:p text:style-name="P2">/sys/devices/</text:p>
      <text:p text:style-name="P2">/sys/devices/system/</text:p>
      <text:p text:style-name="P2">/sys/block/</text:p>
      <text:p text:style-name="P2">/sys/kernel/</text:p>
      <text:p text:style-name="P2">/sys/slab/</text:p>
      <text:p text:style-name="P2">那時的subsystem_register實現很簡單, 就是調用kset_register, 創建一個kset. 我們知道, kset就是一堆kobject的集合,並會在sysfs中以目錄的形式呈現出來</text:p>
      <text:p text:style-name="P2"/>
      <text:p text:style-name="P2">在新版內核中(linux內核分析系列文章, linux3.10.29), subsystem的實現有了很大的變化, 例如: <text:span text:style-name="T3">去掉了subsystem_register接口</text:span>(但為了兼容/sys/device/system子系統, 在drivers/base/bus.c中, <text:span text:style-name="T3">增加了一個subsys_register的內部接口</text:span>, 用於實現相應的功能). 根據這些變化, 現在註冊subsystem有兩種方式:</text:p>
      <text:p text:style-name="P2"/>
      <text:p text:style-name="P2">方式一: 在各自的初始化函數中, 調用kset_create_and_add接口, 創建對應的子系統,包括:</text:p>
      <text:p text:style-name="P2">– bus子系統, /sys/bus/, buses_init (drivers/base/bus.c)</text:p>
      <text:p text:style-name="P2">– class子系統, /sys/class</text:p>
      <text:p text:style-name="P2">– kernel子系統, /sys/kernel</text:p>
      <text:p text:style-name="P2">– firmware子系統, /sys/firmware</text:p>
      <text:p text:style-name="P2"><text:soft-page-break/>– 其他</text:p>
      <text:p text:style-name="P2"/>
      <text:p text:style-name="P2">其中bus子系統就是本文所講的bus模塊, 而其他的, 我們會在後續作討論, 這個方式和舊版本的內核使用kset_register接口方式基本一樣.</text:p>
      <text:p text:style-name="P2"/>
      <text:p text:style-name="P2">方式二: 在bus模塊中, 利用subsus_register接口, 封裝出兩個API, subsys_system_register和subsys_virtual_register, 分別用於註冊system設備(/sys/devices/system/*)和virtual設備(/sys/devices/virtual/*), <text:span text:style-name="T4">而該方式和方式一的區別是: 他不僅僅創建了sysfs中的目錄, 同時會註冊同名的bus和device.</text:span></text:p>
      <text:p text:style-name="P2"/>
      <text:p text:style-name="P2"/>
      <text:p text:style-name="P2"/>
      <text:p text:style-name="P2"/>
      <text:p text:style-name="P8">system / virtual / platform bus</text:p>
      <text:p text:style-name="P2"/>
      <text:p text:style-name="P2">在linux內核中, 有三種比較特殊的bus(或子系統), 分別是 system bus, virtual bus和platform bus, 他們並不是一個實際存在的bus(如USB, I2C), 而是爲了方便設備模型的抽象, 虛構的.</text:p>
      <text:p text:style-name="P2"/>
      <text:p text:style-name="P2"><text:span text:style-name="T3">system bus是舊版內核提出的概念</text:span>, 用於抽象系統設備(如cpu, timer等等) . 新版內核認為他是個壞點子, 因為任何設備都應歸屬於一個普通的子系統(New subsystems should use plain subsystems, drivers/base/bus.c), 所以就把他拋棄了(不建議再使用, 它的存在只爲兼容舊有的實現)</text:p>
      <text:p text:style-name="P2"/>
      <text:p text:style-name="P2"/>
      <text:p text:style-name="P10">virtual bus是一個比較新的bus, 主要用來抽象那些虛擬設備, 所謂虛擬設備, 是指不是真實的硬體設備, 而是用軟件模擬出來的設備, 例如虛擬機中使用的虛擬網路設備(有關該bus的描述, 可參考鏈接處<text:span text:style-name="T7">https://lwn.net/Articles/326540/</text:span>的解釋)</text:p>
      <text:p text:style-name="P2"/>
      <text:p text:style-name="P14">platform bus就比較普通, 他主要抽象集成在<text:span text:style-name="T3">cpu(soc)</text:span>中的各種設備, 這些設備直接和cpu連接, 通過總線尋址和中斷的方式, 和cpu交互信息</text:p>
      <text:p text:style-name="P2"/>
      <text:p text:style-name="P2"/>
      <text:p text:style-name="P2"/>
      <text:p text:style-name="P8">subsys interface<text:span text:style-name="T8">s</text:span></text:p>
      <text:p text:style-name="P2"/>
      <text:p text:style-name="P2">subsys interface是一個很奇怪的東西, 除非有一個例子, 否則很難理解:</text:p>
      <text:p text:style-name="P11">–interfaces usually represent a specific functionality of a subsystem/class of devices.</text:p>
      <text:p text:style-name="P2">字面上理解, 他抽象了bus下所有設備的一些特定功能.</text:p>
      <text:p text:style-name="P2">kernel使用struct subsys_interface結構抽象subsys interface, 並提供了subsys_interface_register/subsys_interface_unregister用於註冊/註銷subsys interface, bus下所有的 inerface都掛載在struct subsys_private變量的 interface鏈表上, struct subsys_interface的定義如下:</text:p>
      <text:p text:style-name="P12"/>
      <text:p text:style-name="P12">/* include/linux/device.h */</text:p>
      <text:p text:style-name="P12">/**</text:p>
      <text:p text:style-name="P12"><text:s/>* struct subsys_interface - interfaces to device functions</text:p>
      <text:p text:style-name="P12"><text:s/>* @name: <text:s text:c="6"/>name of the device function</text:p>
      <text:p text:style-name="P12"><text:s/>* @subsys: <text:s text:c="4"/>subsytem of the devices to attach to</text:p>
      <text:p text:style-name="P12"><text:soft-page-break/><text:s/>* @node: <text:s text:c="6"/>the list of functions registered at the subsystem</text:p>
      <text:p text:style-name="P12"><text:s/>* @add_dev: <text:s text:c="3"/>device hookup to device function handler</text:p>
      <text:p text:style-name="P12"><text:s/>* @remove_dev: device hookup to device function handler</text:p>
      <text:p text:style-name="P12"><text:s/>*</text:p>
      <text:p text:style-name="P12"><text:s/>* Simple interfaces attached to a subsystem. Multiple interfaces can</text:p>
      <text:p text:style-name="P12"><text:s/>* attach to a subsystem and its devices. Unlike drivers, they do not</text:p>
      <text:p text:style-name="P12"><text:s/>* exclusively claim or control devices. Interfaces usually represent</text:p>
      <text:p text:style-name="P12"><text:s/>* a specific functionality of a subsystem/class of devices.</text:p>
      <text:p text:style-name="P12"><text:s/>*/</text:p>
      <text:p text:style-name="P12">struct subsys_interface {</text:p>
      <text:p text:style-name="P12"><text:s text:c="8"/>const char *name;</text:p>
      <text:p text:style-name="P12"><text:s text:c="8"/>struct bus_type *subsys;</text:p>
      <text:p text:style-name="P12"><text:s text:c="8"/>struct list_head node;</text:p>
      <text:p text:style-name="P12"><text:s text:c="8"/>int (*add_dev)(struct device *dev, struct subsys_interface *sif);</text:p>
      <text:p text:style-name="P12"><text:s text:c="8"/>int (*remove_dev)(struct device *dev, struct subsys_interface *sif);</text:p>
      <text:p text:style-name="P12">};</text:p>
      <text:p text:style-name="P12"/>
      <text:p text:style-name="P2"/>
      <text:p text:style-name="P2">name: interface的名稱</text:p>
      <text:p text:style-name="P2">subsys: interface所屬的bus</text:p>
      <text:p text:style-name="P2">node: 用於將interface掛到bus中</text:p>
      <text:p text:style-name="P2">add_dev/remove_dev: 兩個回調函數, subsys interface的核心功能, 當bus下有設備增加或者刪除的時候, bus core會調用他下面所有subsys interface的add_dev或remove_dev回調, 設計者可以在這兩個回調函數中實現所需功能, 例如綁定該specific functionality所對應的driver... 等等</text:p>
      <text:p text:style-name="P2"/>
      <text:p text:style-name="P2">subsys interface實現邏比較簡單, 可參考 driver/base/bus.c中的程式碼. 且 分析cpufreq framework的時候會遇到使用subsys interface的例子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23:22:01.538772476</meta:creation-date>
    <meta:generator>LibreOffice/5.1.6.2.0$Linux_X86_64 LibreOffice_project/10$Build-2</meta:generator>
    <dc:date>2020-01-27T05:04:56.830302063</dc:date>
    <meta:editing-duration>PT2H4M48S</meta:editing-duration>
    <meta:editing-cycles>15</meta:editing-cycles>
    <meta:document-statistic meta:table-count="0" meta:image-count="0" meta:object-count="0" meta:page-count="8" meta:paragraph-count="161" meta:word-count="3662" meta:character-count="10581" meta:non-whitespace-character-count="9511"/>
  </office:meta>
</office:document-meta>
</file>